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Dingbats1" svg:font-family="Dingbats" style:font-pitch="variable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12.0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001cm" style:rel-column-width="19276*"/>
    </style:style>
    <style:style style:name="Tableau2.B" style:family="table-column">
      <style:table-column-properties style:column-width="12cm" style:rel-column-width="462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2.01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001cm" style:rel-column-width="19276*"/>
    </style:style>
    <style:style style:name="Tableau4.B" style:family="table-column">
      <style:table-column-properties style:column-width="12cm" style:rel-column-width="4625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001cm" style:rel-column-width="19276*"/>
    </style:style>
    <style:style style:name="Tableau5.B" style:family="table-column">
      <style:table-column-properties style:column-width="12cm" style:rel-column-width="462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249cm"/>
    </style:style>
    <style:style style:name="Tableau6.B" style:family="table-column">
      <style:table-column-properties style:column-width="2.2cm"/>
    </style:style>
    <style:style style:name="Tableau6.D" style:family="table-column">
      <style:table-column-properties style:column-width="8.36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4*"/>
    </style:style>
    <style:style style:name="Tableau7.B" style:family="table-column">
      <style:table-column-properties style:column-width="5.667cm" style:rel-column-width="21845*"/>
    </style:style>
    <style:style style:name="Tableau7.C" style:family="table-column">
      <style:table-column-properties style:column-width="5.667cm" style:rel-column-width="2184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6.588cm"/>
    </style:style>
    <style:style style:name="Tableau8.B" style:family="table-column">
      <style:table-column-properties style:column-width="2.223cm"/>
    </style:style>
    <style:style style:name="Tableau8.C" style:family="table-column">
      <style:table-column-properties style:column-width="2.566cm"/>
    </style:style>
    <style:style style:name="Tableau8.D" style:family="table-column">
      <style:table-column-properties style:column-width="5.63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2.117cm"/>
    </style:style>
    <style:style style:name="Tableau9.B" style:family="table-column">
      <style:table-column-properties style:column-width="4.683cm"/>
    </style:style>
    <style:style style:name="Tableau9.C" style:family="table-column">
      <style:table-column-properties style:column-width="3.399cm"/>
    </style:style>
    <style:style style:name="Tableau9.D" style:family="table-column">
      <style:table-column-properties style:column-width="3.401cm"/>
    </style:style>
    <style:style style:name="Tableau9.E" style:family="table-column">
      <style:table-column-properties style:column-width="3.413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margin-top="0cm" fo:margin-bottom="0.499cm" table:align="margins"/>
    </style:style>
    <style:style style:name="Tableau12.A" style:family="table-column">
      <style:table-column-properties style:column-width="5.001cm" style:rel-column-width="19276*"/>
    </style:style>
    <style:style style:name="Tableau12.B" style:family="table-column">
      <style:table-column-properties style:column-width="12cm" style:rel-column-width="46259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fo:margin-top="0cm" fo:margin-bottom="0cm" table:align="margins"/>
    </style:style>
    <style:style style:name="Tableau10.A" style:family="table-column">
      <style:table-column-properties style:column-width="5.001cm" style:rel-column-width="19276*"/>
    </style:style>
    <style:style style:name="Tableau10.B" style:family="table-column">
      <style:table-column-properties style:column-width="12cm" style:rel-column-width="46259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margin-top="0cm" fo:margin-bottom="0.499cm" table:align="margins"/>
    </style:style>
    <style:style style:name="Tableau11.A" style:family="table-column">
      <style:table-column-properties style:column-width="5.001cm" style:rel-column-width="19276*"/>
    </style:style>
    <style:style style:name="Tableau11.B" style:family="table-column">
      <style:table-column-properties style:column-width="12cm" style:rel-column-width="46259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fo:margin-top="0cm" fo:margin-bottom="0cm" table:align="margins"/>
    </style:style>
    <style:style style:name="Tableau13.A" style:family="table-column">
      <style:table-column-properties style:column-width="5.001cm" style:rel-column-width="19276*"/>
    </style:style>
    <style:style style:name="Tableau13.B" style:family="table-column">
      <style:table-column-properties style:column-width="12cm" style:rel-column-width="46259*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2feae"/>
    </style:style>
    <style:style style:name="P2" style:family="paragraph" style:parent-style-name="Table_20_Contents">
      <style:text-properties officeooo:paragraph-rsid="00132688"/>
    </style:style>
    <style:style style:name="P3" style:family="paragraph" style:parent-style-name="Table_20_Contents">
      <style:text-properties officeooo:paragraph-rsid="00204efc"/>
    </style:style>
    <style:style style:name="P4" style:family="paragraph" style:parent-style-name="Table_20_Contents">
      <style:text-properties officeooo:paragraph-rsid="00221b2e"/>
    </style:style>
    <style:style style:name="P5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c5095"/>
    </style:style>
    <style:style style:name="P6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ac95d"/>
    </style:style>
    <style:style style:name="P7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60947"/>
    </style:style>
    <style:style style:name="P8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e14b9"/>
    </style:style>
    <style:style style:name="P9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f8748"/>
    </style:style>
    <style:style style:name="P10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83b965"/>
    </style:style>
    <style:style style:name="P11" style:family="paragraph" style:parent-style-name="Table_20_Contents">
      <style:text-properties officeooo:rsid="0012578c" officeooo:paragraph-rsid="0012578c"/>
    </style:style>
    <style:style style:name="P12" style:family="paragraph" style:parent-style-name="Table_20_Contents">
      <style:text-properties officeooo:rsid="0012feae" officeooo:paragraph-rsid="0012feae"/>
    </style:style>
    <style:style style:name="P13" style:family="paragraph" style:parent-style-name="Table_20_Contents">
      <style:text-properties officeooo:rsid="00132688" officeooo:paragraph-rsid="00132688"/>
    </style:style>
    <style:style style:name="P14" style:family="paragraph" style:parent-style-name="Table_20_Contents">
      <style:text-properties officeooo:paragraph-rsid="00439f85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rsid="004ae8b4" officeooo:paragraph-rsid="004ae8b4" style:font-weight-asian="bold" style:font-weight-complex="bold"/>
    </style:style>
    <style:style style:name="P17" style:family="paragraph" style:parent-style-name="Table_20_Contents">
      <style:text-properties fo:font-weight="bold" officeooo:rsid="00576f92" officeooo:paragraph-rsid="00576f92" style:font-weight-asian="bold" style:font-weight-complex="bold"/>
    </style:style>
    <style:style style:name="P18" style:family="paragraph" style:parent-style-name="Table_20_Contents">
      <style:text-properties fo:font-weight="bold" officeooo:rsid="004ea76b" officeooo:paragraph-rsid="004ea76b" style:font-weight-asian="bold" style:font-weight-complex="bold"/>
    </style:style>
    <style:style style:name="P19" style:family="paragraph" style:parent-style-name="Table_20_Contents">
      <style:text-properties fo:font-weight="bold" officeooo:rsid="0059e23a" officeooo:paragraph-rsid="0059e23a" style:font-weight-asian="bold" style:font-weight-complex="bold"/>
    </style:style>
    <style:style style:name="P20" style:family="paragraph" style:parent-style-name="Table_20_Contents">
      <style:text-properties fo:font-weight="bold" officeooo:rsid="00780ca1" officeooo:paragraph-rsid="00780ca1" style:font-weight-asian="bold" style:font-weight-complex="bold"/>
    </style:style>
    <style:style style:name="P21" style:family="paragraph" style:parent-style-name="Table_20_Contents">
      <style:text-properties fo:font-weight="bold" officeooo:rsid="00780ca1" officeooo:paragraph-rsid="0083b965" style:font-weight-asian="bold" style:font-weight-complex="bold"/>
    </style:style>
    <style:style style:name="P22" style:family="paragraph" style:parent-style-name="Table_20_Contents">
      <style:text-properties fo:font-weight="bold" officeooo:rsid="005fcaa2" officeooo:paragraph-rsid="005fcaa2" style:font-weight-asian="bold" style:font-weight-complex="bold"/>
    </style:style>
    <style:style style:name="P23" style:family="paragraph" style:parent-style-name="Table_20_Contents">
      <style:text-properties fo:font-weight="bold" officeooo:paragraph-rsid="007c0a86" style:font-weight-asian="bold" style:font-weight-complex="bold"/>
    </style:style>
    <style:style style:name="P24" style:family="paragraph" style:parent-style-name="Table_20_Contents">
      <style:text-properties fo:font-weight="bold" officeooo:rsid="007cc2b5" officeooo:paragraph-rsid="0081cb77" style:font-weight-asian="bold" style:font-weight-complex="bold"/>
    </style:style>
    <style:style style:name="P25" style:family="paragraph" style:parent-style-name="Table_20_Contents">
      <style:text-properties officeooo:paragraph-rsid="004ea142"/>
    </style:style>
    <style:style style:name="P26" style:family="paragraph" style:parent-style-name="Table_20_Contents">
      <style:text-properties officeooo:paragraph-rsid="005187c5"/>
    </style:style>
    <style:style style:name="P27" style:family="paragraph" style:parent-style-name="Table_20_Contents">
      <style:text-properties officeooo:paragraph-rsid="00576f92"/>
    </style:style>
    <style:style style:name="P28" style:family="paragraph" style:parent-style-name="Table_20_Contents">
      <style:text-properties officeooo:paragraph-rsid="005c07dd"/>
    </style:style>
    <style:style style:name="P29" style:family="paragraph" style:parent-style-name="Table_20_Contents">
      <style:text-properties officeooo:paragraph-rsid="00621906"/>
    </style:style>
    <style:style style:name="P30" style:family="paragraph" style:parent-style-name="Table_20_Contents">
      <style:text-properties officeooo:paragraph-rsid="0063d2aa"/>
    </style:style>
    <style:style style:name="P31" style:family="paragraph" style:parent-style-name="Table_20_Contents">
      <style:text-properties officeooo:paragraph-rsid="0070b0eb"/>
    </style:style>
    <style:style style:name="P32" style:family="paragraph" style:parent-style-name="Table_20_Contents">
      <style:text-properties officeooo:paragraph-rsid="0071b5e5"/>
    </style:style>
    <style:style style:name="P33" style:family="paragraph" style:parent-style-name="Table_20_Contents">
      <style:text-properties officeooo:paragraph-rsid="0074d5a0"/>
    </style:style>
    <style:style style:name="P34" style:family="paragraph" style:parent-style-name="Table_20_Contents">
      <style:text-properties officeooo:rsid="00423d23" officeooo:paragraph-rsid="00423d23"/>
    </style:style>
    <style:style style:name="P35" style:family="paragraph" style:parent-style-name="Table_20_Contents">
      <style:text-properties officeooo:rsid="0071b5e5" officeooo:paragraph-rsid="0071b5e5"/>
    </style:style>
    <style:style style:name="P36" style:family="paragraph" style:parent-style-name="Table_20_Contents">
      <style:text-properties officeooo:rsid="0071b5e5" officeooo:paragraph-rsid="0083b965"/>
    </style:style>
    <style:style style:name="P37" style:family="paragraph" style:parent-style-name="Table_20_Contents">
      <style:text-properties officeooo:rsid="0073a633" officeooo:paragraph-rsid="0073a633"/>
    </style:style>
    <style:style style:name="P38" style:family="paragraph" style:parent-style-name="Table_20_Contents">
      <style:text-properties officeooo:rsid="0073a633" officeooo:paragraph-rsid="0083b965"/>
    </style:style>
    <style:style style:name="P39" style:family="paragraph" style:parent-style-name="Table_20_Contents">
      <style:text-properties officeooo:paragraph-rsid="007c0a86"/>
    </style:style>
    <style:style style:name="P40" style:family="paragraph" style:parent-style-name="Table_20_Contents">
      <style:text-properties officeooo:paragraph-rsid="007cc2b5"/>
    </style:style>
    <style:style style:name="P41" style:family="paragraph" style:parent-style-name="Table_20_Contents">
      <style:text-properties officeooo:paragraph-rsid="0081cb77"/>
    </style:style>
    <style:style style:name="P42" style:family="paragraph" style:parent-style-name="Table_20_Contents">
      <style:text-properties officeooo:paragraph-rsid="0083b965"/>
    </style:style>
    <style:style style:name="P43" style:family="paragraph" style:parent-style-name="Table_20_Contents">
      <style:text-properties officeooo:paragraph-rsid="008bd509"/>
    </style:style>
    <style:style style:name="P44" style:family="paragraph" style:parent-style-name="Table_20_Contents">
      <style:text-properties officeooo:rsid="007e14b9" officeooo:paragraph-rsid="007e14b9"/>
    </style:style>
    <style:style style:name="P45" style:family="paragraph" style:parent-style-name="Table_20_Contents">
      <style:text-properties officeooo:rsid="007c0a86" officeooo:paragraph-rsid="007c0a86"/>
    </style:style>
    <style:style style:name="P46" style:family="paragraph" style:parent-style-name="Table_20_Contents">
      <style:text-properties officeooo:rsid="007c0a86" officeooo:paragraph-rsid="0081cb77"/>
    </style:style>
    <style:style style:name="P47" style:family="paragraph" style:parent-style-name="Table_20_Contents">
      <style:text-properties officeooo:rsid="0083edfa" officeooo:paragraph-rsid="0083edfa"/>
    </style:style>
    <style:style style:name="P48" style:family="paragraph" style:parent-style-name="Table_20_Contents">
      <style:text-properties officeooo:rsid="0070b0eb" officeooo:paragraph-rsid="0083b965"/>
    </style:style>
    <style:style style:name="P49" style:family="paragraph" style:parent-style-name="Text_20_body">
      <style:text-properties fo:font-style="italic" officeooo:paragraph-rsid="008791a6" style:font-style-asian="italic" style:font-style-complex="italic"/>
    </style:style>
    <style:style style:name="P50" style:family="paragraph" style:parent-style-name="Text_20_body">
      <style:text-properties fo:font-style="italic" officeooo:paragraph-rsid="0087b512" style:font-style-asian="italic" style:font-style-complex="italic"/>
    </style:style>
    <style:style style:name="P51" style:family="paragraph" style:parent-style-name="Text_20_body">
      <style:text-properties fo:font-style="italic" officeooo:paragraph-rsid="00891968" style:font-style-asian="italic" style:font-style-complex="italic"/>
    </style:style>
    <style:style style:name="P52" style:family="paragraph" style:parent-style-name="Text_20_body">
      <style:text-properties fo:font-style="italic" officeooo:rsid="00862c0e" officeooo:paragraph-rsid="00862c0e" style:font-style-asian="italic" style:font-style-complex="italic"/>
    </style:style>
    <style:style style:name="P53" style:family="paragraph" style:parent-style-name="Heading_20_1">
      <style:text-properties officeooo:rsid="0012578c"/>
    </style:style>
    <style:style style:name="P54" style:family="paragraph" style:parent-style-name="Heading_20_1">
      <style:text-properties officeooo:rsid="00204efc"/>
    </style:style>
    <style:style style:name="P55" style:family="paragraph" style:parent-style-name="Heading_20_1">
      <style:text-properties fo:font-style="normal" officeooo:rsid="00204efc" style:font-style-asian="normal" style:font-style-complex="normal"/>
    </style:style>
    <style:style style:name="P56" style:family="paragraph" style:parent-style-name="Heading_20_1">
      <style:text-properties fo:font-style="normal" officeooo:rsid="00204efc" officeooo:paragraph-rsid="00451070" style:font-style-asian="normal" style:font-style-complex="normal"/>
    </style:style>
    <style:style style:name="P57" style:family="paragraph" style:parent-style-name="Heading_20_1">
      <style:text-properties fo:font-style="normal" officeooo:rsid="00204efc" officeooo:paragraph-rsid="0081cb77" style:font-style-asian="normal" style:font-style-complex="normal"/>
    </style:style>
    <style:style style:name="P5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04efc"/>
    </style:style>
    <style:style style:name="T2" style:family="text">
      <style:text-properties style:font-name="Dingbats" officeooo:rsid="0030337e"/>
    </style:style>
    <style:style style:name="T3" style:family="text">
      <style:text-properties officeooo:rsid="003311d8"/>
    </style:style>
    <style:style style:name="T4" style:family="text">
      <style:text-properties style:font-name="Liberation Serif" officeooo:rsid="003311d8"/>
    </style:style>
    <style:style style:name="T5" style:family="text">
      <style:text-properties style:font-name="Liberation Serif" officeooo:rsid="007e14b9"/>
    </style:style>
    <style:style style:name="T6" style:family="text">
      <style:text-properties officeooo:rsid="0059e23a"/>
    </style:style>
    <style:style style:name="T7" style:family="text">
      <style:text-properties officeooo:rsid="0070b0eb"/>
    </style:style>
    <style:style style:name="T8" style:family="text">
      <style:text-properties officeooo:rsid="007c0a86"/>
    </style:style>
    <style:style style:name="T9" style:family="text">
      <style:text-properties officeooo:rsid="007cc2b5"/>
    </style:style>
    <style:style style:name="T10" style:family="text">
      <style:text-properties officeooo:rsid="007d294b"/>
    </style:style>
    <style:style style:name="T11" style:family="text">
      <style:text-properties officeooo:rsid="007e14b9"/>
    </style:style>
    <style:style style:name="T12" style:family="text">
      <style:text-properties style:font-name="Dingbats1" officeooo:rsid="003311d8"/>
    </style:style>
    <style:style style:name="T13" style:family="text">
      <style:text-properties officeooo:rsid="00862c0e"/>
    </style:style>
    <style:style style:name="T14" style:family="text">
      <style:text-properties officeooo:rsid="008791a6"/>
    </style:style>
    <style:style style:name="T15" style:family="text">
      <style:text-properties officeooo:rsid="0087b512"/>
    </style:style>
    <style:style style:name="T16" style:family="text">
      <style:text-properties officeooo:rsid="00891968"/>
    </style:style>
    <style:style style:name="T1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Infos clé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Raison sociale</text:p>
          </table:table-cell>
          <table:table-cell table:style-name="Tableau1.B1" office:value-type="string">
            <text:p text:style-name="Table_20_Contents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1.A2" office:value-type="string">
            <text:p text:style-name="P12">Sigle</text:p>
          </table:table-cell>
          <table:table-cell table:style-name="Tableau1.B2" office:value-type="string">
            <text:p text:style-name="P1"><text:conditional-text text:condition="ooow:true" text:string-value-if-true="provider.acronym" text:string-value-if-false="">provider.acronym</text:conditional-text></text:p>
          </table:table-cell>
        </table:table-row>
        <table:table-row>
          <table:table-cell table:style-name="Tableau1.A2" office:value-type="string">
            <text:p text:style-name="P44">Affichage préféré</text:p>
          </table:table-cell>
          <table:table-cell table:style-name="Tableau1.B2" office:value-type="string">
            <text:p text:style-name="P8"><text:span text:style-name="T4">[</text:span><text:span text:style-name="T12"><text:conditional-text text:condition="ooow:true" text:string-value-if-true="&quot;test(provider.pref_label==1,'4','')&quot;" text:string-value-if-false="">test(provider.pref_label==1,'4','')</text:conditional-text></text:span><text:span text:style-name="T2"><text:tab/></text:span><text:span text:style-name="T4">] </text:span><text:span text:style-name="T5">Raison sociale</text:span></text:p>
            <text:p text:style-name="P9"><text:span text:style-name="T3">[</text:span><text:span text:style-name="T12"><text:conditional-text text:condition="ooow:true" text:string-value-if-true="&quot;test(provider.pref_label==2,'4','')&quot;" text:string-value-if-false="">test(provider.pref_label==2,'4','')</text:conditional-text></text:span><text:span text:style-name="T3"><text:tab/>] </text:span><text:span text:style-name="T11">Sigle</text:span></text:p>
          </table:table-cell>
        </table:table-row>
        <table:table-row>
          <table:table-cell table:style-name="Tableau1.A2" office:value-type="string">
            <text:p text:style-name="P13">Date de création</text:p>
          </table:table-cell>
          <table:table-cell table:style-name="Tableau1.B2" office:value-type="string">
            <text:p text:style-name="P2"><text:conditional-text text:condition="ooow:true" text:string-value-if-true="&quot;provider.birth.strftime('%d/%m/%Y') if provider.birth else ''&quot;" text:string-value-if-false="">provider.birth.strftime('%d/%m/%Y') if provider.birth else ''</text:conditional-text></text:p>
          </table:table-cell>
        </table:table-row>
        <table:table-row>
          <table:table-cell table:style-name="Tableau1.A2" office:value-type="string">
            <text:p text:style-name="P13">Statut Juridique</text:p>
          </table:table-cell>
          <table:table-cell table:style-name="Tableau1.B2" office:value-type="string">
            <text:p text:style-name="P2"><text:conditional-text text:condition="ooow:true" text:string-value-if-true="provider.legal_status" text:string-value-if-false="">provider.legal_status</text:conditional-text></text:p>
          </table:table-cell>
        </table:table-row>
        <table:table-row>
          <table:table-cell table:style-name="Tableau1.A2" office:value-type="string">
            <text:p text:style-name="P13">Type de structure ESS</text:p>
          </table:table-cell>
          <table:table-cell table:style-name="Tableau1.B2" office:value-type="string">
            <text:p text:style-name="P2"><office:annotation><dc:creator>Auteur inconnu</dc:creator><dc:date>2013-01-17T11:14:27</dc:date><text:p text:style-name="P58"><text:span text:style-name="T17">do text for category in provider.category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3">Type de structure IAE</text:p>
          </table:table-cell>
          <table:table-cell table:style-name="Tableau1.B2" office:value-type="string">
            <text:p text:style-name="P2"><office:annotation><dc:creator>Auteur inconnu</dc:creator><dc:date>2013-01-17T11:18:24</dc:date><text:p text:style-name="P58"><text:span text:style-name="T18">do text for category in provider.category_iae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3">Conventionnement IAE</text:p>
          </table:table-cell>
          <table:table-cell table:style-name="Tableau1.B2" office:value-type="string">
            <text:p text:style-name="P5"><office:annotation><dc:creator>Auteur inconnu</dc:creator><dc:date>2013-01-17T11:18:39</dc:date><text:p text:style-name="P58"><text:span text:style-name="T18">do text for category <text:s/>in provider.category_iae.all()</text:span></text:p></office:annotation><text:span text:style-name="T4"><office:annotation><dc:creator>Auteur inconnu</dc:creator><dc:date>2013-01-17T12:21:17</dc:date><text:p text:style-name="P58"><text:span text:style-name="T18">do text for agreement in provider.agreement_iae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agreement" text:string-value-if-false="">agreement</text:conditional-text></text:p>
            <text:p text:style-name="P5"><text:span text:style-name="T3"><office:annotation><dc:creator>Auteur inconnu</dc:creator><dc:date>2013-01-17T12:23:28</dc:date><text:p text:style-name="P58"><text:span text:style-name="T18">do text for unchecked_agreement in provider.unchecked_agreements_iae()</text:span></text:p></office:annotation></text:span><text:span text:style-name="T3">[ <text:s text:c="3"/><text:tab/>] </text:span><text:conditional-text text:condition="ooow:true" text:string-value-if-true="unchecked_agreement" text:string-value-if-false="">unchecked_agreement</text:conditional-text></text:p>
          </table:table-cell>
        </table:table-row>
        <table:table-row>
          <table:table-cell table:style-name="Tableau1.A2" office:value-type="string">
            <text:p text:style-name="P13">Site web</text:p>
          </table:table-cell>
          <table:table-cell table:style-name="Tableau1.B2" office:value-type="string">
            <text:p text:style-name="P2"><text:conditional-text text:condition="ooow:true" text:string-value-if-true="provider.web" text:string-value-if-false="">provider.web</text:conditional-text></text:p>
          </table:table-cell>
        </table:table-row>
        <table:table-row>
          <table:table-cell table:style-name="Tableau1.A2" office:value-type="string">
            <text:p text:style-name="P13">N° SIRET</text:p>
          </table:table-cell>
          <table:table-cell table:style-name="Tableau1.B2" office:value-type="string">
            <text:p text:style-name="P2"><text:conditional-text text:condition="ooow:true" text:string-value-if-true="provider.siret" text:string-value-if-false="">provider.siret</text:conditional-text></text:p>
          </table:table-cell>
        </table:table-row>
      </table:table>
      <text:h text:style-name="P54" text:outline-level="1">Infos économiqu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hiffre d'affaire annuel</text:p>
          </table:table-cell>
          <table:table-cell table:style-name="Tableau2.B1" office:value-type="string">
            <text:p text:style-name="P3"><text:conditional-text text:condition="ooow:true" text:string-value-if-true="provider.annual_revenue" text:string-value-if-false="">provider.annual_revenue</text:conditional-text> <text:span text:style-name="T1">€</text:span></text:p>
          </table:table-cell>
        </table:table-row>
        <table:table-row>
          <table:table-cell table:style-name="Tableau2.A2" office:value-type="string">
            <text:p text:style-name="Table_20_Contents">Effectif total (ETP)</text:p>
          </table:table-cell>
          <table:table-cell table:style-name="Tableau2.B2" office:value-type="string">
            <text:p text:style-name="P3"><text:conditional-text text:condition="ooow:true" text:string-value-if-true="provider.workforce" text:string-value-if-false="">provider.workforce</text:conditional-text></text:p>
          </table:table-cell>
        </table:table-row>
        <table:table-row>
          <table:table-cell table:style-name="Tableau2.A2" office:value-type="string">
            <text:p text:style-name="Table_20_Contents">Effectif de production (ETP)</text:p>
          </table:table-cell>
          <table:table-cell table:style-name="Tableau2.B2" office:value-type="string">
            <text:p text:style-name="P3"><text:conditional-text text:condition="ooow:true" text:string-value-if-true="provider.production_workforce" text:string-value-if-false="">provider.production_workforce</text:conditional-text></text:p>
          </table:table-cell>
        </table:table-row>
        <table:table-row>
          <table:table-cell table:style-name="Tableau2.A2" office:value-type="string">
            <text:p text:style-name="Table_20_Contents">Effectif d'encadrement (ETP)</text:p>
          </table:table-cell>
          <table:table-cell table:style-name="Tableau2.B2" office:value-type="string">
            <text:p text:style-name="P3"><text:conditional-text text:condition="ooow:true" text:string-value-if-true="provider.supervision_workforce" text:string-value-if-false="">provider.supervis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salariés en insertion (ETP)</text:p>
          </table:table-cell>
          <table:table-cell table:style-name="Tableau2.B2" office:value-type="string">
            <text:p text:style-name="P3"><text:conditional-text text:condition="ooow:true" text:string-value-if-true="provider.integration_workforce" text:string-value-if-false="">provider.integrat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personnes en insertion accompagnées par an</text:p>
          </table:table-cell>
          <table:table-cell table:style-name="Tableau2.B2" office:value-type="string">
            <text:p text:style-name="P3"><text:conditional-text text:condition="ooow:true" text:string-value-if-true="provider.annual_integration_number" text:string-value-if-false="">provider.annual_integration_number</text:conditional-text></text:p>
          </table:table-cell>
        </table:table-row>
      </table:table>
      <text:h text:style-name="P55" text:outline-level="1">Descrip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Description succincte</text:p>
          </table:table-cell>
          <table:table-cell table:style-name="Tableau3.B1" office:value-type="string">
            <text:p text:style-name="P4"><office:annotation><dc:creator>Auteur inconnu</dc:creator><dc:date>2013-01-17T11:52:14</dc:date><text:p text:style-name="P58"><text:span text:style-name="T18">do text</text:span></text:p><text:p text:style-name="P58"><text:span text:style-name="T18">from xhtml(provider.brief_description_xhtml())</text:span></text:p></office:annotation><text:conditional-text text:condition="ooow:true" text:string-value-if-true="brief_description" text:string-value-if-false="">brief_description</text:conditional-text></text:p>
          </table:table-cell>
        </table:table-row>
        <table:table-row>
          <table:table-cell table:style-name="Tableau3.A2" office:value-type="string">
            <text:p text:style-name="Table_20_Contents">Description</text:p>
          </table:table-cell>
          <table:table-cell table:style-name="Tableau3.B2" office:value-type="string">
            <text:p text:style-name="P4"><office:annotation><dc:creator>Auteur inconnu</dc:creator><dc:date>2013-01-17T11:47:31</dc:date><text:p text:style-name="P58"><text:span text:style-name="T17">do text</text:span></text:p><text:p text:style-name="P58"><text:span text:style-name="T17">from xhtml(provider.description.encode('utf-8'))</text:span></text:p></office:annotation><text:conditional-text text:condition="ooow:true" text:string-value-if-true="description" text:string-value-if-false="">description</text:conditional-text></text:p>
          </table:table-cell>
        </table:table-row>
        <table:table-row>
          <table:table-cell table:style-name="Tableau3.A2" office:value-type="string">
            <text:p text:style-name="Table_20_Contents">Plus value sociale et environnementale</text:p>
          </table:table-cell>
          <table:table-cell table:style-name="Tableau3.B2" office:value-type="string">
            <text:p text:style-name="P4"><office:annotation><dc:creator>Auteur inconnu</dc:creator><dc:date>2013-01-17T11:54:13</dc:date><text:p text:style-name="P58"><text:span text:style-name="T18">do text</text:span></text:p><text:p text:style-name="P58"><text:span text:style-name="T18">from xhtml(provider.added_value_xhtml())</text:span></text:p></office:annotation><text:conditional-text text:condition="ooow:true" text:string-value-if-true="added_value" text:string-value-if-false="">added_value</text:conditional-text></text:p>
          </table:table-cell>
        </table:table-row>
        <table:table-row>
          <table:table-cell table:style-name="Tableau3.A2" office:value-type="string">
            <text:p text:style-name="Table_20_Contents">Mots clés</text:p>
          </table:table-cell>
          <table:table-cell table:style-name="Tableau3.B2" office:value-type="string">
            <text:p text:style-name="P4"><office:annotation><dc:creator>Auteur inconnu</dc:creator><dc:date>2013-01-17T11:38:05</dc:date><text:p text:style-name="P58"><text:span text:style-name="T17">do text for tag in provider.tags.all()</text:span></text:p></office:annotation><text:conditional-text text:condition="ooow:true" text:string-value-if-true="tag" text:string-value-if-false="">tag</text:conditional-text></text:p>
          </table:table-cell>
        </table:table-row>
        <table:table-row>
          <table:table-cell table:style-name="Tableau3.A2" office:value-type="string">
            <text:p text:style-name="Table_20_Contents">Thématiques</text:p>
          </table:table-cell>
          <table:table-cell table:style-name="Tableau3.B2" office:value-type="string">
            <text:p text:style-name="P6"><text:span text:style-name="T4"><office:annotation><dc:creator>Auteur inconnu</dc:creator><dc:date>2013-01-17T12:21:17</dc:date><text:p text:style-name="P58"><text:span text:style-name="T18">do text for theme in provider.transverse_theme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heme" text:string-value-if-false="">theme</text:conditional-text></text:p>
            <text:p text:style-name="P6"><text:span text:style-name="T3"><office:annotation><dc:creator>Auteur inconnu</dc:creator><dc:date>2013-01-17T12:23:28</dc:date><text:p text:style-name="P58"><text:span text:style-name="T18">do text for unchecked_theme in provider.unchecked_transverse_themes()</text:span></text:p></office:annotation></text:span><text:span text:style-name="T3">[ <text:s text:c="3"/><text:tab/>] </text:span><text:conditional-text text:condition="ooow:true" text:string-value-if-true="unchecked_theme" text:string-value-if-false="">unchecked_theme</text:conditional-text></text:p>
          </table:table-cell>
        </table:table-row>
      </table:table>
      <text:h text:style-name="P55" text:outline-level="1">Garantie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4">Garanties</text:p>
          </table:table-cell>
          <table:table-cell table:style-name="Tableau4.B1" office:value-type="string">
            <text:p text:style-name="Table_20_Contents"><office:annotation><dc:creator>Auteur inconnu</dc:creator><dc:date>2013-01-17T12:31:44</dc:date><text:p text:style-name="P58"><text:span text:style-name="T17">do text for guaranty in provider.guaranties.all()</text:span></text:p></office:annotation><text:conditional-text text:condition="ooow:true" text:string-value-if-true="guaranty" text:string-value-if-false="">guaranty</text:conditional-text></text:p>
          </table:table-cell>
        </table:table-row>
      </table:table>
      <text:h text:style-name="P56" text:outline-level="1"><text:soft-page-break/>Préférence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Courriel préféré</text:p>
          </table:table-cell>
          <table:table-cell table:style-name="Tableau5.B1" office:value-type="string">
            <text:p text:style-name="P14"><text:conditional-text text:condition="ooow:true" text:string-value-if-true="provider.pref_email" text:string-value-if-false="">provider.pref_email</text:conditional-text></text:p>
          </table:table-cell>
        </table:table-row>
        <table:table-row>
          <table:table-cell table:style-name="Tableau5.A2" office:value-type="string">
            <text:p text:style-name="Table_20_Contents">Téléphone préféré</text:p>
          </table:table-cell>
          <table:table-cell table:style-name="Tableau5.B2" office:value-type="string">
            <text:p text:style-name="P14"><text:conditional-text text:condition="ooow:true" text:string-value-if-true="provider.pref_phone" text:string-value-if-false="">provider.pref_phone</text:conditional-text></text:p>
          </table:table-cell>
        </table:table-row>
        <table:table-row>
          <table:table-cell table:style-name="Tableau5.A2" office:value-type="string">
            <text:p text:style-name="Table_20_Contents">Adresse postale préférée</text:p>
          </table:table-cell>
          <table:table-cell table:style-name="Tableau5.B2" office:value-type="string">
            <text:p text:style-name="P14"><text:conditional-text text:condition="ooow:true" text:string-value-if-true="provider.pref_address" text:string-value-if-false="">provider.pref_address</text:conditional-text></text:p>
          </table:table-cell>
        </table:table-row>
      </table:table>
      <text:h text:style-name="P55" text:outline-level="1">Références</text:h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>
          <table:table-cell table:style-name="Tableau6.A1" office:value-type="string">
            <text:p text:style-name="P16">Client</text:p>
          </table:table-cell>
          <table:table-cell table:style-name="Tableau6.A1" office:value-type="string">
            <text:p text:style-name="P16">De l'année</text:p>
          </table:table-cell>
          <table:table-cell table:style-name="Tableau6.A1" office:value-type="string">
            <text:p text:style-name="P16">A l'année</text:p>
          </table:table-cell>
          <table:table-cell table:style-name="Tableau6.D1" office:value-type="string">
            <text:p text:style-name="P16">Prestations</text:p>
          </table:table-cell>
        </table:table-row>
        <table:table-row>
          <table:table-cell table:style-name="Tableau6.A2" office:value-type="string">
            <text:p text:style-name="P25"><office:annotation><dc:creator>Auteur inconnu</dc:creator><dc:date>2013-01-17T12:40:26</dc:date><text:p text:style-name="P58"><text:span text:style-name="T17">do row for reference in provider.references()</text:span></text:p></office:annotation><text:conditional-text text:condition="ooow:true" text:string-value-if-true="reference.source" text:string-value-if-false="">reference.source</text:conditional-text></text:p>
          </table:table-cell>
          <table:table-cell table:style-name="Tableau6.A2" office:value-type="string">
            <text:p text:style-name="P25"><text:conditional-text text:condition="ooow:true" text:string-value-if-true="reference.from_year" text:string-value-if-false="">reference.from_year</text:conditional-text></text:p>
          </table:table-cell>
          <table:table-cell table:style-name="Tableau6.A2" office:value-type="string">
            <text:p text:style-name="P25"><text:conditional-text text:condition="ooow:true" text:string-value-if-true="reference.to_year" text:string-value-if-false="">reference.to_year</text:conditional-text></text:p>
          </table:table-cell>
          <table:table-cell table:style-name="Tableau6.D2" office:value-type="string">
            <text:p text:style-name="P25"><text:conditional-text text:condition="ooow:true" text:string-value-if-true="reference.services" text:string-value-if-false="">reference.services</text:conditional-text></text:p>
          </table:table-cell>
        </table:table-row>
        <table:table-row>
          <table:table-cell table:style-name="Tableau6.A2" office:value-type="string">
            <text:p text:style-name="P25"/>
          </table:table-cell>
          <table:table-cell table:style-name="Tableau6.A2" office:value-type="string">
            <text:p text:style-name="P25"/>
          </table:table-cell>
          <table:table-cell table:style-name="Tableau6.A2" office:value-type="string">
            <text:p text:style-name="P25"/>
          </table:table-cell>
          <table:table-cell table:style-name="Tableau6.D2" office:value-type="string">
            <text:p text:style-name="P25"/>
          </table:table-cell>
        </table:table-row>
      </table:table>
      <text:p text:style-name="P52">Ajoutez des lignes pour ajouter des références supplémentaires.</text:p>
      <text:h text:style-name="P55" text:outline-level="1">Relations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7">Source</text:p>
          </table:table-cell>
          <table:table-cell table:style-name="Tableau7.A1" office:value-type="string">
            <text:p text:style-name="P18">Type de relation</text:p>
          </table:table-cell>
          <table:table-cell table:style-name="Tableau7.C1" office:value-type="string">
            <text:p text:style-name="P18">Cible</text:p>
          </table:table-cell>
        </table:table-row>
        <table:table-row>
          <table:table-cell table:style-name="Tableau7.A2" office:value-type="string">
            <text:p text:style-name="P27"><office:annotation><dc:creator>Auteur inconnu</dc:creator><dc:date>2013-01-17T14:42:16</dc:date><text:p text:style-name="P58"><text:span text:style-name="T18">do row for relation in provider.source_relations()</text:span></text:p></office:annotation><text:conditional-text text:condition="ooow:true" text:string-value-if-true="provider.title" text:string-value-if-false="">provider.title</text:conditional-text></text:p>
          </table:table-cell>
          <table:table-cell table:style-name="Tableau7.A2" office:value-type="string">
            <text:p text:style-name="P26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6"><text:conditional-text text:condition="ooow:true" text:string-value-if-true="relation.target" text:string-value-if-false="">relation.target</text:conditional-text></text:p>
          </table:table-cell>
        </table:table-row>
        <table:table-row>
          <table:table-cell table:style-name="Tableau7.A2" office:value-type="string">
            <text:p text:style-name="P27"><office:annotation><dc:creator>Auteur inconnu</dc:creator><dc:date>2013-01-17T14:42:04</dc:date><text:p text:style-name="P58"><text:span text:style-name="T18">do row for relation in provider.target_relations()</text:span></text:p></office:annotation><text:conditional-text text:condition="ooow:true" text:string-value-if-true="relation.source" text:string-value-if-false="">relation.source</text:conditional-text></text:p>
          </table:table-cell>
          <table:table-cell table:style-name="Tableau7.A2" office:value-type="string">
            <text:p text:style-name="P26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7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7.A2" office:value-type="string">
            <text:p text:style-name="P27"/>
          </table:table-cell>
          <table:table-cell table:style-name="Tableau7.A2" office:value-type="string">
            <text:p text:style-name="P26"/>
          </table:table-cell>
          <table:table-cell table:style-name="Tableau7.C2" office:value-type="string">
            <text:p text:style-name="P27"/>
          </table:table-cell>
        </table:table-row>
      </table:table>
      <text:p text:style-name="P52">Ajoutez des lignes pour ajouter des relations supplémentaires</text:p>
      <text:h text:style-name="P55" text:outline-level="1">Lieux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9">Lieu</text:p>
          </table:table-cell>
          <table:table-cell table:style-name="Tableau8.A1" office:value-type="string">
            <text:p text:style-name="P19">Principal ?</text:p>
          </table:table-cell>
          <table:table-cell table:style-name="Tableau8.A1" office:value-type="string">
            <text:p text:style-name="P15">T<text:span text:style-name="T6">ype de lieu</text:span></text:p>
          </table:table-cell>
          <table:table-cell table:style-name="Tableau8.D1" office:value-type="string">
            <text:p text:style-name="P19">Jours et horaires d'ouverture</text:p>
          </table:table-cell>
        </table:table-row>
        <table:table-row>
          <table:table-cell table:style-name="Tableau8.A2" office:value-type="string">
            <text:p text:style-name="P28"><office:annotation><dc:creator>Auteur inconnu</dc:creator><dc:date>2013-01-17T14:49:20</dc:date><text:p text:style-name="P58"><text:span text:style-name="T17">do row for located in provider.located.all()</text:span></text:p></office:annotation><text:conditional-text text:condition="ooow:true" text:string-value-if-true="located.location" text:string-value-if-false="">located.location</text:conditional-text></text:p>
          </table:table-cell>
          <table:table-cell table:style-name="Tableau8.A2" office:value-type="string">
            <text:p text:style-name="P28"><text:conditional-text text:condition="ooow:true" text:string-value-if-true="&quot;test(located.main_location,'oui', 'non')&quot;" text:string-value-if-false="">test(located.main_location,'oui', 'non')</text:conditional-text></text:p>
          </table:table-cell>
          <table:table-cell table:style-name="Tableau8.A2" office:value-type="string">
            <text:p text:style-name="P28"><text:conditional-text text:condition="ooow:true" text:string-value-if-true="located.category" text:string-value-if-false="">located.category</text:conditional-text></text:p>
          </table:table-cell>
          <table:table-cell table:style-name="Tableau8.D2" office:value-type="string">
            <text:p text:style-name="P28"><text:conditional-text text:condition="ooow:true" text:string-value-if-true="located.opening" text:string-value-if-false="">located.opening</text:conditional-text></text:p>
          </table:table-cell>
        </table:table-row>
        <table:table-row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28"/>
          </table:table-cell>
          <table:table-cell table:style-name="Tableau8.A2" office:value-type="string">
            <text:p text:style-name="P28"/>
          </table:table-cell>
          <table:table-cell table:style-name="Tableau8.D2" office:value-type="string">
            <text:p text:style-name="P28"/>
          </table:table-cell>
        </table:table-row>
      </table:table>
      <text:p text:style-name="P49"><text:span text:style-name="T13">Ajoutez des lignes pour ajouter des </text:span><text:span text:style-name="T14">lieux</text:span><text:span text:style-name="T13"> supplémentaires.</text:span></text:p>
      <text:h text:style-name="P55" text:outline-level="1">Contacts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22">Medium</text:p>
          </table:table-cell>
          <table:table-cell table:style-name="Tableau9.A1" office:value-type="string">
            <text:p text:style-name="P22">Contenu</text:p>
          </table:table-cell>
          <table:table-cell table:style-name="Tableau9.A1" office:value-type="string">
            <text:p text:style-name="P22">Détails</text:p>
          </table:table-cell>
          <table:table-cell table:style-name="Tableau9.A1" office:value-type="string">
            <text:p text:style-name="P22">Lieu</text:p>
          </table:table-cell>
          <table:table-cell table:style-name="Tableau9.E1" office:value-type="string">
            <text:p text:style-name="P22">Affichage</text:p>
          </table:table-cell>
        </table:table-row>
        <table:table-row>
          <table:table-cell table:style-name="Tableau9.A2" office:value-type="string">
            <text:p text:style-name="P29"><office:annotation><dc:creator>Auteur inconnu</dc:creator><dc:date>2013-01-17T14:59:25</dc:date><text:p text:style-name="P58"><text:span text:style-name="T17">do row for contact in provider.contacts.all()</text:span></text:p></office:annotation><text:conditional-text text:condition="ooow:true" text:string-value-if-true="contact.contact_medium" text:string-value-if-false="">contact.contact_medium</text:conditional-text></text:p>
          </table:table-cell>
          <table:table-cell table:style-name="Tableau9.A2" office:value-type="string">
            <text:p text:style-name="P30"><text:conditional-text text:condition="ooow:true" text:string-value-if-true="contact.content" text:string-value-if-false="">contact.content</text:conditional-text></text:p>
          </table:table-cell>
          <table:table-cell table:style-name="Tableau9.A2" office:value-type="string">
            <text:p text:style-name="P30"><text:conditional-text text:condition="ooow:true" text:string-value-if-true="contact.details" text:string-value-if-false="">contact.details</text:conditional-text></text:p>
          </table:table-cell>
          <table:table-cell table:style-name="Tableau9.A2" office:value-type="string">
            <text:p text:style-name="P30"><text:conditional-text text:condition="ooow:true" text:string-value-if-true="contact.location" text:string-value-if-false="">contact.location</text:conditional-text></text:p>
          </table:table-cell>
          <table:table-cell table:style-name="Tableau9.E2" office:value-type="string">
            <text:p text:style-name="P30"><text:conditional-text text:condition="ooow:true" text:string-value-if-true="contact.get_display_display()" text:string-value-if-false="">contact.get_display_display()</text:conditional-text></text:p>
          </table:table-cell>
        </table:table-row>
        <table:table-row>
          <table:table-cell table:style-name="Tableau9.A2" office:value-type="string">
            <text:p text:style-name="P29"/>
          </table:table-cell>
          <table:table-cell table:style-name="Tableau9.A2" office:value-type="string">
            <text:p text:style-name="P30"/>
          </table:table-cell>
          <table:table-cell table:style-name="Tableau9.A2" office:value-type="string">
            <text:p text:style-name="P30"/>
          </table:table-cell>
          <table:table-cell table:style-name="Tableau9.A2" office:value-type="string">
            <text:p text:style-name="P30"/>
          </table:table-cell>
          <table:table-cell table:style-name="Tableau9.E2" office:value-type="string">
            <text:p text:style-name="P30"/>
          </table:table-cell>
        </table:table-row>
      </table:table>
      <text:p text:style-name="P49"><text:span text:style-name="T13">Ajoutez des lignes pour ajouter des </text:span><text:span text:style-name="T14">contacts</text:span><text:span text:style-name="T13"> supplémentaires.</text:span></text:p>
      <text:h text:style-name="P55" text:outline-level="1">Membres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23"><text:span text:style-name="T8"><office:annotation><dc:creator>Auteur inconnu</dc:creator><dc:date>2013-01-17T14:59:25</dc:date><text:p text:style-name="P58"><text:span text:style-name="T17">do table for member in provider.engagements()</text:span></text:p></office:annotation></text:span><text:span text:style-name="T9">Membre</text:span></text:p>
          </table:table-cell>
          <table:covered-table-cell/>
        </table:table-row>
        <text:soft-page-break/>
        <table:table-row>
          <table:table-cell table:style-name="Tableau12.A2" office:value-type="string">
            <text:p text:style-name="P45">Nom</text:p>
          </table:table-cell>
          <table:table-cell table:style-name="Tableau12.B2" office:value-type="string">
            <text:p text:style-name="P39"><text:conditional-text text:condition="ooow:true" text:string-value-if-true="&quot;member.person.last_name&quot;" text:string-value-if-false="">member.person.last_name</text:conditional-text></text:p>
          </table:table-cell>
        </table:table-row>
        <table:table-row>
          <table:table-cell table:style-name="Tableau12.A2" office:value-type="string">
            <text:p text:style-name="P45">Prénom</text:p>
          </table:table-cell>
          <table:table-cell table:style-name="Tableau12.B2" office:value-type="string">
            <text:p text:style-name="P39"><text:conditional-text text:condition="ooow:true" text:string-value-if-true="&quot;member.person.first_name&quot;" text:string-value-if-false="">member.person.first_name</text:conditional-text></text:p>
          </table:table-cell>
        </table:table-row>
        <table:table-row>
          <table:table-cell table:style-name="Tableau12.A2" office:value-type="string">
            <text:p text:style-name="P45">Rôle</text:p>
          </table:table-cell>
          <table:table-cell table:style-name="Tableau12.B2" office:value-type="string">
            <text:p text:style-name="P39"><text:conditional-text text:condition="ooow:true" text:string-value-if-true="member.role" text:string-value-if-false="">member.role</text:conditional-text></text:p>
          </table:table-cell>
        </table:table-row>
        <table:table-row>
          <table:table-cell table:style-name="Tableau12.A2" office:value-type="string">
            <text:p text:style-name="P45">Rôle détaillé</text:p>
          </table:table-cell>
          <table:table-cell table:style-name="Tableau12.B2" office:value-type="string">
            <text:p text:style-name="P39"><text:conditional-text text:condition="ooow:true" text:string-value-if-true="member.role_detail" text:string-value-if-false="">member.role_detail</text:conditional-text></text:p>
          </table:table-cell>
        </table:table-row>
        <table:table-row>
          <table:table-cell table:style-name="Tableau12.A2" office:value-type="string">
            <text:p text:style-name="P45">Editeur</text:p>
          </table:table-cell>
          <table:table-cell table:style-name="Tableau12.B2" office:value-type="string">
            <text:p text:style-name="P39"><text:conditional-text text:condition="ooow:true" text:string-value-if-true="&quot;test(member.org_admin,'oui','non')&quot;" text:string-value-if-false="">test(member.org_admin,'oui','non')</text:conditional-text></text:p>
          </table:table-cell>
        </table:table-row>
        <table:table-row>
          <table:table-cell table:style-name="Tableau12.A2" office:value-type="string">
            <text:p text:style-name="P45">Affichage</text:p>
          </table:table-cell>
          <table:table-cell table:style-name="Tableau12.B2" office:value-type="string">
            <text:p text:style-name="P39"><text:conditional-text text:condition="ooow:true" text:string-value-if-true="member.get_engagement_display_display()" text:string-value-if-false="">member.get_engagement_display_display()</text:conditional-text></text:p>
          </table:table-cell>
        </table:table-row>
        <table:table-row>
          <table:table-cell table:style-name="Tableau12.A2" office:value-type="string">
            <text:p text:style-name="P40"><text:span text:style-name="T9">Contact</text:span><text:span text:style-name="T10">s</text:span></text:p>
          </table:table-cell>
          <table:table-cell table:style-name="Tableau12.B2" office:value-type="string">
            <text:p text:style-name="P43"><text:span text:style-name="T9"><office:annotation><dc:creator>Auteur inconnu</dc:creator><dc:date>2013-01-18T07:44:14</dc:date><text:p text:style-name="P58"><text:span text:style-name="T17">do text for contact <text:s/>in member.person.contact.all()</text:span></text:p></office:annotation></text:span><text:conditional-text text:condition="ooow:true" text:string-value-if-true="contact.contact_medium" text:string-value-if-false="">contact.contact_medium</text:conditional-text> : <text:conditional-text text:condition="ooow:true" text:string-value-if-true="contact.content" text:string-value-if-false="">contact.content</text:conditional-text>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24">Membre</text:p>
          </table:table-cell>
          <table:covered-table-cell/>
        </table:table-row>
        <table:table-row>
          <table:table-cell table:style-name="Tableau10.A2" office:value-type="string">
            <text:p text:style-name="P46">Nom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Prénom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Rôle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Rôle détaillé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6">Editeur</text:p>
          </table:table-cell>
          <table:table-cell table:style-name="Tableau10.B2" office:value-type="string">
            <text:p text:style-name="P47">Oui / non</text:p>
          </table:table-cell>
        </table:table-row>
        <table:table-row>
          <table:table-cell table:style-name="Tableau10.A2" office:value-type="string">
            <text:p text:style-name="P46">Affichage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1"><text:span text:style-name="T9">Contact</text:span><text:span text:style-name="T10">s</text:span></text:p>
          </table:table-cell>
          <table:table-cell table:style-name="Tableau10.B2" office:value-type="string">
            <text:p text:style-name="P41"/>
          </table:table-cell>
        </table:table-row>
      </table:table>
      <text:p text:style-name="P50"><text:span text:style-name="T15">Recopiez le tableau ci-dessus pour </text:span><text:span text:style-name="T13">ajouter des </text:span><text:span text:style-name="T15">membres supplémentaires.</text:span></text:p>
      <text:h text:style-name="P57" text:outline-level="1">Offres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20">Offre</text:p>
          </table:table-cell>
          <table:covered-table-cell/>
        </table:table-row>
        <table:table-row>
          <table:table-cell table:style-name="Tableau11.A2" office:value-type="string">
            <text:p text:style-name="P31"><text:span text:style-name="T7"><office:annotation><dc:creator>Auteur inconnu</dc:creator><dc:date>2013-01-17T15:32:17</dc:date><text:p text:style-name="P58"><text:span text:style-name="T18">do table for offer in provider.offer_set.all()</text:span></text:p></office:annotation></text:span><text:span text:style-name="T7">Secteur d'activité</text:span></text:p>
          </table:table-cell>
          <table:table-cell table:style-name="Tableau11.B2" office:value-type="string">
            <text:p text:style-name="Table_20_Contents"><text:conditional-text text:condition="ooow:true" text:string-value-if-true="offer.activity" text:string-value-if-false="">offer.activity</text:conditional-text></text:p>
          </table:table-cell>
        </table:table-row>
        <table:table-row>
          <table:table-cell table:style-name="Tableau11.A2" office:value-type="string">
            <text:p text:style-name="P35">Description</text:p>
          </table:table-cell>
          <table:table-cell table:style-name="Tableau11.B2" office:value-type="string">
            <text:p text:style-name="P32"><text:conditional-text text:condition="ooow:true" text:string-value-if-true="offer.description" text:string-value-if-false="">offer.description</text:conditional-text></text:p>
          </table:table-cell>
        </table:table-row>
        <table:table-row>
          <table:table-cell table:style-name="Tableau11.A2" office:value-type="string">
            <text:p text:style-name="P37">Cibles client</text:p>
          </table:table-cell>
          <table:table-cell table:style-name="Tableau11.B2" office:value-type="string">
            <text:p text:style-name="P7"><text:span text:style-name="T4"><office:annotation><dc:creator>Auteur inconnu</dc:creator><dc:date>2013-01-17T12:21:17</dc:date><text:p text:style-name="P58"><text:span text:style-name="T18">do text for target in offer.target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arget" text:string-value-if-false="">target</text:conditional-text></text:p>
            <text:p text:style-name="P7"><text:span text:style-name="T3"><office:annotation><dc:creator>Auteur inconnu</dc:creator><dc:date>2013-01-17T12:23:28</dc:date><text:p text:style-name="P58"><text:span text:style-name="T18">do text for unchecked_target in offer.unchecked_targets()</text:span></text:p></office:annotation></text:span><text:span text:style-name="T3">[ <text:s text:c="3"/><text:tab/>] </text:span><text:conditional-text text:condition="ooow:true" text:string-value-if-true="unchecked_target" text:string-value-if-false="">unchecked_target</text:conditional-text></text:p>
          </table:table-cell>
        </table:table-row>
        <table:table-row>
          <table:table-cell table:style-name="Tableau11.A2" office:value-type="string">
            <text:p text:style-name="Table_20_Contents">Moyens techniques disponibles</text:p>
          </table:table-cell>
          <table:table-cell table:style-name="Tableau11.B2" office:value-type="string">
            <text:p text:style-name="P33"><text:conditional-text text:condition="ooow:true" text:string-value-if-true="offer.technical_means" text:string-value-if-false="">offer.technical_means</text:conditional-text></text:p>
          </table:table-cell>
        </table:table-row>
        <table:table-row>
          <table:table-cell table:style-name="Tableau11.A2" office:value-type="string">
            <text:p text:style-name="Table_20_Contents">Effectif total mobilisable (ETP)</text:p>
          </table:table-cell>
          <table:table-cell table:style-name="Tableau11.B2" office:value-type="string">
            <text:p text:style-name="P33"><text:conditional-text text:condition="ooow:true" text:string-value-if-true="offer.workforce" text:string-value-if-false="">offer.workforce</text:conditional-text></text:p>
          </table:table-cell>
        </table:table-row>
        <table:table-row>
          <table:table-cell table:style-name="Tableau11.A2" office:value-type="string">
            <text:p text:style-name="Table_20_Contents">Modalités pratiques</text:p>
          </table:table-cell>
          <table:table-cell table:style-name="Tableau11.B2" office:value-type="string">
            <text:p text:style-name="P33"><text:conditional-text text:condition="ooow:true" text:string-value-if-true="offer.practical_modalities" text:string-value-if-false="">offer.practical_modalities</text:conditional-text></text:p>
          </table:table-cell>
        </table:table-row>
        <table:table-row>
          <table:table-cell table:style-name="Tableau11.A2" office:value-type="string">
            <text:p text:style-name="Table_20_Contents">Couverture géographique</text:p>
          </table:table-cell>
          <table:table-cell table:style-name="Tableau11.B2" office:value-type="string">
            <text:p text:style-name="P33"><text:conditional-text text:condition="ooow:true" text:string-value-if-true="offer.coverage" text:string-value-if-false="">offer.coverage</text:conditional-text></text:p>
          </table:table-cell>
        </table:table-row>
        <table:table-row>
          <table:table-cell table:style-name="Tableau11.A2" office:value-type="string">
            <text:p text:style-name="Table_20_Contents">Mots clés</text:p>
          </table:table-cell>
          <table:table-cell table:style-name="Tableau11.B2" office:value-type="string">
            <text:p text:style-name="P33"><office:annotation><dc:creator>Auteur inconnu</dc:creator><dc:date>2013-01-17T15:39:10</dc:date><text:p text:style-name="P58"><text:span text:style-name="T18">do text for tag in offer.tags.all()</text:span></text:p></office:annotation><text:conditional-text text:condition="ooow:true" text:string-value-if-true="tag" text:string-value-if-false="">tag</text:conditional-text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21">Offre</text:p>
          </table:table-cell>
          <table:covered-table-cell/>
        </table:table-row>
        <table:table-row>
          <table:table-cell table:style-name="Tableau13.A2" office:value-type="string">
            <text:p text:style-name="P48">Secteur d'activité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36">Description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38">Cibles client</text:p>
          </table:table-cell>
          <table:table-cell table:style-name="Tableau13.B2" office:value-type="string">
            <text:p text:style-name="P10"><text:span text:style-name="T4"><office:annotation><dc:creator>Auteur inconnu</dc:creator><dc:date>2013-01-17T12:21:17</dc:date><text:p text:style-name="P58"><text:span text:style-name="T18">do text for target in client_targets</text:span></text:p></office:annotation></text:span><text:span text:style-name="T4">[</text:span><text:span text:style-name="T2"><text:tab/></text:span><text:span text:style-name="T4">] </text:span><text:conditional-text text:condition="ooow:true" text:string-value-if-true="target" text:string-value-if-false="">target</text:conditional-text></text:p>
          </table:table-cell>
        </table:table-row>
        <table:table-row>
          <table:table-cell table:style-name="Tableau13.A2" office:value-type="string">
            <text:p text:style-name="P42">Moyens techniques disponibles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Effectif total mobilisable <text:soft-page-break/>(ETP)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Modalités pratiques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Couverture géographique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Mots clés</text:p>
          </table:table-cell>
          <table:table-cell table:style-name="Tableau13.B2" office:value-type="string">
            <text:p text:style-name="P42"/>
          </table:table-cell>
        </table:table-row>
      </table:table>
      <text:p text:style-name="P51"><text:span text:style-name="T15">Recopiez le tableau ci-dessus pour </text:span><text:span text:style-name="T13">ajouter des </text:span><text:span text:style-name="T16">offres</text:span><text:span text:style-name="T15"> supplé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ingbats" svg:font-family="Dingbats" style:font-charset="x-symbol"/>
    <style:font-face style:name="Dingbats1" svg:font-family="Dingbats" style:font-pitch="variable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0:41:50</meta:creation-date>
    <dc:date>2013-02-04T10:39:06</dc:date>
    <meta:editing-duration>PT5H14M44S</meta:editing-duration>
    <meta:editing-cycles>127</meta:editing-cycles>
    <meta:generator>LibreOffice/3.6$Linux_X86_64 LibreOffice_project/360m1$Build-2</meta:generator>
    <meta:document-statistic meta:table-count="13" meta:image-count="0" meta:object-count="0" meta:page-count="4" meta:paragraph-count="157" meta:word-count="333" meta:character-count="2893" meta:non-whitespace-character-count="2729"/>
  </office:meta>
</office:document-meta>
</file>